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14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6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7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8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77bbb" officeooo:paragraph-rsid="00177bbb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b2d6a" officeooo:paragraph-rsid="001b2d6a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33" style:family="paragraph" style:parent-style-name="Standard">
      <style:paragraph-properties fo:line-height="150%" fo:text-align="start" style:justify-single-word="false"/>
      <style:text-properties officeooo:paragraph-rsid="001a9723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35" style:family="paragraph" style:parent-style-name="Standard">
      <style:paragraph-properties fo:line-height="150%" fo:text-align="justify" style:justify-single-word="false"/>
      <style:text-properties officeooo:rsid="0015b36e" officeooo:paragraph-rsid="0015b36e"/>
    </style:style>
    <style:style style:name="P36" style:family="paragraph" style:parent-style-name="Standard">
      <style:paragraph-properties fo:line-height="150%" fo:text-align="justify" style:justify-single-word="false"/>
      <style:text-properties officeooo:rsid="001606e0" officeooo:paragraph-rsid="001606e0"/>
    </style:style>
    <style:style style:name="P37" style:family="paragraph" style:parent-style-name="Standard">
      <style:paragraph-properties fo:line-height="150%" fo:text-align="justify" style:justify-single-word="false"/>
      <style:text-properties officeooo:rsid="001606e0" officeooo:paragraph-rsid="001d5cf5"/>
    </style:style>
    <style:style style:name="P38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39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40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41" style:family="paragraph" style:parent-style-name="Text_20_body" style:list-style-name="L3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43" style:family="paragraph" style:parent-style-name="Text_20_body">
      <style:text-properties officeooo:paragraph-rsid="001b2d6a"/>
    </style:style>
    <style:style style:name="P44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4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1606e0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2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3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30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31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32" style:family="text">
      <style:text-properties style:font-name="Times New Roman" fo:font-size="14pt" officeooo:rsid="0022763b" style:font-size-asian="14pt" style:font-size-complex="14pt"/>
    </style:style>
    <style:style style:name="T33" style:family="text">
      <style:text-properties style:font-name="Times New Roman" fo:font-size="14pt" officeooo:rsid="0023dcd2" style:font-size-asian="14pt" style:font-size-complex="14pt"/>
    </style:style>
    <style:style style:name="T34" style:family="text">
      <style:text-properties style:font-name="Times New Roman" fo:font-size="14pt" officeooo:rsid="000cf24d" style:font-size-asian="14pt" style:font-size-complex="14pt"/>
    </style:style>
    <style:style style:name="T35" style:family="text">
      <style:text-properties style:font-name="Times New Roman" fo:font-size="14pt" officeooo:rsid="00215615" style:font-size-asian="14pt" style:font-size-complex="14pt"/>
    </style:style>
    <style:style style:name="T36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37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38" style:family="text">
      <style:text-properties officeooo:rsid="0022763b"/>
    </style:style>
    <style:style style:name="T39" style:family="text">
      <style:text-properties officeooo:rsid="00192193"/>
    </style:style>
    <style:style style:name="T40" style:family="text">
      <style:text-properties officeooo:rsid="001a9723"/>
    </style:style>
    <style:style style:name="T41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ОБРНАУКИ РОССИИ</text:p>
      <text:p text:style-name="P8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8"/>
      <text:p text:style-name="P8">Интернет-институт</text:p>
      <text:p text:style-name="P4"/>
      <text:p text:style-name="P4"/>
      <text:p text:style-name="P4"/>
      <text:p text:style-name="P10"><text:span text:style-name="T34">ПРАКТИЧЕСКАЯ</text:span><text:span text:style-name="T35"> РАБОТА</text:span></text:p>
      <text:p text:style-name="P5">по дисциплине</text:p>
      <text:p text:style-name="P10"><text:span text:style-name="T32">«</text:span><text:span text:style-name="T34">Информатика</text:span><text:span text:style-name="T32">»</text:span></text:p>
      <text:p text:style-name="P5">Семестр 1</text:p>
      <text:p text:style-name="P5"/>
      <text:p text:style-name="P5"/>
      <text:p text:style-name="P5">Вариант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38">Выполнил: студент гр. </text:span>ИБ262521-ф</text:p>
      <text:p text:style-name="P6">Артемов Александр Евгеньевич</text:p>
      <text:p text:style-name="P9"><text:span text:style-name="T32">Проверил: канд. техн. наук, доц.</text:span><text:span text:style-name="T33"> Баранова Е.М.</text:span></text:p>
      <text:p text:style-name="P3"/>
      <text:p text:style-name="P3"/>
      <text:p text:style-name="P3"/>
      <text:p text:style-name="P2">Тула 2022</text:p>
      <text:p text:style-name="P19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4"><text:span text:style-name="T2">В</text:span><text:span text:style-name="T1">ариант: 3 — задачи 3, 8, 13.</text:span></text:p>
      <text:p text:style-name="P21"/>
      <text:p text:style-name="P11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5"><text:span text:style-name="T3">Р</text:span><text:span text:style-name="T1">ешение:</text:span></text:p>
      <text:p text:style-name="P15"><draw:frame draw:style-name="fr1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1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12"><text:span text:style-name="T5"><draw:frame draw:style-name="fr1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1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1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7"><text:span text:style-name="T5">К</text:span><text:span text:style-name="T1">оличество информации в сообщении о выборе научной книги:</text:span></text:p>
      <text:p text:style-name="P22"><draw:frame draw:style-name="fr1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3"><text:span text:style-name="T5">К</text:span><text:span text:style-name="T6">оличество информации в сообщении о выборе художественной книги:</text:span></text:p>
      <text:p text:style-name="P22"><draw:frame draw:style-name="fr1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3"><text:span text:style-name="T5">К</text:span><text:span text:style-name="T6">оличество информации в сообщении о выборе книги:</text:span></text:p>
      <text:p text:style-name="P22"><draw:frame draw:style-name="fr1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22">Ответ: 1,74 бит; 0,51 бит; 0 бит.</text:p>
      <text:p text:style-name="P22"/>
      <text:p text:style-name="P13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6"><text:span text:style-name="T3">Р</text:span><text:span text:style-name="T6">ешение:</text:span></text:p>
      <text:p text:style-name="P16"><text:span text:style-name="T6"><draw:frame draw:style-name="fr1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1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8"><text:span text:style-name="T29">Мощность алфавита N </text:span><text:span text:style-name="T30">= 4,</text:span><text:span text:style-name="T29"> </text:span><text:span text:style-name="T30">количество символов для кодировки </text:span><text:span text:style-name="T8">m</text:span><text:span text:style-name="T30"> = 2 (0 и 1).</text:span></text:p>
      <text:p text:style-name="P18"><text:soft-page-break/><text:span text:style-name="T30">Количество разрядов (бит), с помощью которых будет осуществляться кодировка </text:span><text:span text:style-name="T31">одного символа</text:span><draw:frame draw:style-name="fr1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8"><draw:frame draw:style-name="fr1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25"><text:span text:style-name="T12">Ответ: </text:span><text:span text:style-name="T13">5</text:span><text:span text:style-name="T12"> б</text:span><text:span text:style-name="T13">ай</text:span><text:span text:style-name="T12">т.</text:span></text:p>
      <text:p text:style-name="P25"><text:span text:style-name="T12"/></text:p>
      <text:p text:style-name="P26"><text:span text:style-name="T12">1</text:span><text:span text:style-name="T14">3. </text:span><text:span text:style-name="T11">Сколько двоичных разрядов достаточно для кодирования 25 различных состояний?</text:span></text:p>
      <text:p text:style-name="P26"><text:span text:style-name="T11"><draw:frame draw:style-name="fr1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2">, </text:span><text:span text:style-name="T16">откуда</text:span><text:span text:style-name="T12"><draw:frame draw:style-name="fr1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. </text:span></text:p>
      <text:p text:style-name="P34"><text:span text:style-name="T12">К</text:span><text:span text:style-name="T11">оличество разрядов должно быть целым положительным числом, поэтому </text:span><text:span text:style-name="T11"><draw:frame draw:style-name="fr2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, </text:span><text:span text:style-name="T17">откуда </text:span><text:span text:style-name="T17"><draw:frame draw:style-name="fr2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, т.к. </text:span><text:span text:style-name="T17"><draw:frame draw:style-name="fr2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.</text:span></text:p>
      <text:p text:style-name="P35"><text:span text:style-name="T11">Ответ: 5.</text:span></text:p>
      <text:p text:style-name="P35"><text:span text:style-name="T11"/></text:p>
      <text:p text:style-name="P36"><text:span text:style-name="T11">Вывод.</text:span></text:p>
      <text:p text:style-name="P27"><text:span text:style-name="T18">1. </text:span><text:span text:style-name="T11">Наиболее распространены два подхода к определению количества информации:</text:span></text:p>
      <text:list xml:id="list2751383387" text:style-name="L1">
        <text:list-item>
          <text:p text:style-name="P45"><text:span text:style-name="T11">вероятностный — количество информации определяется исходя из энтропии опыта; </text:span></text:p>
        </text:list-item>
        <text:list-item>
          <text:p text:style-name="P42"><text:span text:style-name="T11">объемный — количество информации измеряется в битах </text:span><text:span text:style-name="T19">(</text:span><text:span text:style-name="T11">один бит – это вероятность появления одного из двух равно возможных значений, в двоичном коде – 0 или 1</text:span><text:span text:style-name="T19">) — </text:span><text:span text:style-name="T11">минимальных информационных единицах. </text:span></text:p>
        </text:list-item>
      </text:list>
      <text:p text:style-name="P28"><text:span text:style-name="T19">2. </text:span><text:span text:style-name="Strong_20_Emphasis"><text:span text:style-name="T28">Энтропия</text:span></text:span><text:span text:style-name="T11"> – это мера неопределенности в результатах исхода опыта, </text:span><text:span text:style-name="T19">определяется по формуле: </text:span><text:span text:style-name="T19"><draw:frame draw:style-name="fr2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, где</text:span></text:p>
      <text:p text:style-name="P28"><text:span text:style-name="T9"><draw:frame draw:style-name="fr2" draw:name="Объект20" text:anchor-type="as-char" svg:y="-0.377cm" svg:width="0.572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<text:s/>— энтропия исходов опыта, </text:span></text:p>
      <text:p text:style-name="P29"><text:span text:style-name="T14"><draw:frame draw:style-name="fr2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9"><text:s/>— вероятность того, что исход опыта будет находиться в </text:span><text:span text:style-name="T9">i</text:span><text:span text:style-name="T19">–том состоянии,</text:span></text:p>
      <text:p text:style-name="P29"><text:span text:style-name="T19"><draw:frame draw:style-name="fr2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— количество состояний, которые может принимать исход опыта.</text:span></text:p>
      <text:p text:style-name="P38"><text:span text:style-name="T19"/></text:p>
      <text:p text:style-name="P38"><text:span text:style-name="T19"/></text:p>
      <text:p text:style-name="P38"><text:span text:style-name="T19"/></text:p>
      <text:p text:style-name="P38"><text:soft-page-break/><text:span text:style-name="T19">3. </text:span><text:span text:style-name="T11">Для решения задач использованы:</text:span></text:p>
      <text:p text:style-name="P38"><text:span text:style-name="T11">- метод вычисления количества информации </text:span><text:span text:style-name="T22">на основании вероятности наступления события</text:span><text:span text:style-name="T11"> по формуле </text:span><text:span text:style-name="T15"><draw:frame draw:style-name="fr1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0">, </text:span><text:span text:style-name="T21">где </text:span><text:span text:style-name="T21"><draw:frame draw:style-name="fr1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- вероятность события;</text:span></text:p>
      <text:p text:style-name="P30"><text:span text:style-name="T21">- </text:span><text:span text:style-name="T22">метод комбинаторики для вычисления количества объектов, закодированных определенной последовательностью символов по формуле </text:span><text:span text:style-name="T22"><draw:frame draw:style-name="fr1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2">, где <text:line-break/>m = 2, так как </text:span><text:span text:style-name="T23">для кодирования используется </text:span><text:span text:style-name="T24">бинарный код</text:span><text:span text:style-name="T23"> (0 и 1), </text:span><text:span text:style-name="T24">а </text:span><text:span text:style-name="T10">n — </text:span><text:span text:style-name="T24">количество символов используемого алфавита.</text:span></text:p>
      <text:p text:style-name="P40"><text:span text:style-name="T36">Практическая работа № </text:span><text:span text:style-name="T37">2</text:span></text:p>
      <text:p text:style-name="P33"><text:span text:style-name="T2">Тема: Кодирование числовой информации.</text:span></text:p>
      <text:p text:style-name="P33"><text:span text:style-name="T2">Цель работы: Получение основных навыков работы с различными системами счисления.</text:span></text:p>
      <text:p text:style-name="P39"><text:span text:style-name="T25">В</text:span><text:span text:style-name="T24">ариант: 3 — задачи 3, 8, 13, </text:span><text:span text:style-name="T26">18, 23, 28</text:span><text:span text:style-name="T24">.</text:span></text:p>
      <text:p text:style-name="P39"><text:span text:style-name="T24"/></text:p>
      <text:p text:style-name="P31"><text:span text:style-name="T24">3. Определить сумму чисел 1001</text:span><text:span text:style-name="T41">2</text:span><text:span text:style-name="T24">, 1001</text:span><text:span text:style-name="T41">8</text:span><text:span text:style-name="T24">, 1001</text:span><text:span text:style-name="T41">16</text:span><text:span text:style-name="T24"> и указать ее в десятичной системе счисления.</text:span></text:p>
      <text:p text:style-name="P32"><text:span text:style-name="T24">8. Указать наименьшее основание системы счисления, в которой запись числа 4053 двузначна (содержит 2 разряда), трехзначна (содержит 3 разряда).</text:span></text:p>
      <text:p text:style-name="P32"><text:span text:style-name="T24">1</text:span><text:span text:style-name="T27">3. </text:span><text:span text:style-name="T11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2"><text:span text:style-name="T27">18. </text:span><text:span text:style-name="T11">Разделить на два число 10010010, записанное в двоичной системе счисления. Сделать выводы.</text:span></text:p>
      <text:p text:style-name="P32"><text:span text:style-name="T27">23. </text:span><text:span text:style-name="T11">Выполнить операцию вычитания для чисел: </text:span></text:p>
      <text:list xml:id="list653471273" text:style-name="L3">
        <text:list-item>
          <text:p text:style-name="P44">в двоичной системе счисления 101011 – 101101; </text:p>
        </text:list-item>
        <text:list-item>
          <text:p text:style-name="P44">в восьмеричной системе счисления 271 – 36; </text:p>
        </text:list-item>
        <text:list-item>
          <text:p text:style-name="P41">в шестнадцатеричной системе счисления C5F – 72. </text:p>
        </text:list-item>
      </text:list>
      <text:p text:style-name="P43"><text:span text:style-name="T27">28. </text:span><text:span text:style-name="T11">Выполнить умножение для восьмеричных чисел: 345 и 362.</text:span></text:p>
      <text:p text:style-name="P43"><text:span text:style-name="T11"/></text:p>
      <text:p text:style-name="P37"><text:span text:style-name="T11">Вывод.</text:span></text:p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01T21:13:30.874789264</dc:date>
    <meta:editing-duration>PT1M47S</meta:editing-duration>
    <meta:editing-cycles>3</meta:editing-cycles>
    <meta:document-statistic meta:table-count="0" meta:image-count="0" meta:object-count="24" meta:page-count="5" meta:paragraph-count="63" meta:word-count="495" meta:character-count="3510" meta:non-whitespace-character-count="3051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